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df91" officeooo:paragraph-rsid="0000df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7T15:16:37.522000000</meta:creation-date>
    <dc:date>2021-05-07T15:16:55.490000000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2.0.3$Windows_X86_64 LibreOffice_project/98c6a8a1c6c7b144ce3cc729e34964b47ce25d62</meta:generator>
  </office:meta>
</office:document-meta>
</file>